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4474" officeooo:paragraph-rsid="00104474"/>
    </style:style>
    <style:style style:name="P2" style:family="paragraph" style:parent-style-name="Standard" style:list-style-name="L1">
      <style:text-properties officeooo:rsid="00104474" officeooo:paragraph-rsid="00104474"/>
    </style:style>
    <style:style style:name="P3" style:family="paragraph" style:parent-style-name="Standard">
      <style:text-properties officeooo:rsid="00104474" officeooo:paragraph-rsid="0011e2bc"/>
    </style:style>
    <style:style style:name="P4" style:family="paragraph" style:parent-style-name="Standard" style:list-style-name="L1">
      <style:text-properties officeooo:rsid="00138253" officeooo:paragraph-rsid="00138253"/>
    </style:style>
    <style:style style:name="P5" style:family="paragraph" style:parent-style-name="Standard">
      <style:text-properties officeooo:rsid="00138253" officeooo:paragraph-rsid="00138253"/>
    </style:style>
    <style:style style:name="P6" style:family="paragraph" style:parent-style-name="Standard" style:list-style-name="L2">
      <style:text-properties officeooo:rsid="00138253" officeooo:paragraph-rsid="00138253"/>
    </style:style>
    <style:style style:name="P7" style:family="paragraph" style:parent-style-name="Standard" style:list-style-name="L3">
      <style:text-properties officeooo:rsid="00138253" officeooo:paragraph-rsid="00138253"/>
    </style:style>
    <style:style style:name="P8" style:family="paragraph" style:parent-style-name="Standard">
      <style:paragraph-properties fo:text-align="center" style:justify-single-word="false"/>
      <style:text-properties officeooo:rsid="00138253" officeooo:paragraph-rsid="00138253"/>
    </style:style>
    <style:style style:name="P9" style:family="paragraph" style:parent-style-name="Standard">
      <style:text-properties officeooo:rsid="0014f411" officeooo:paragraph-rsid="0014f411"/>
    </style:style>
    <style:style style:name="T1" style:family="text">
      <style:text-properties officeooo:rsid="00104474"/>
    </style:style>
    <style:style style:name="T2" style:family="text">
      <style:text-properties officeooo:rsid="0011e2bc"/>
    </style:style>
    <style:style style:name="T3" style:family="text">
      <style:text-properties officeooo:rsid="0014f411"/>
    </style:style>
    <style:style style:name="T4" style:family="text">
      <style:text-properties officeooo:rsid="00157a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İŞ LİSTESİ</text:p>
      <text:p text:style-name="P3"/>
      <text:p text:style-name="P3"><text:span text:style-name="T2">1- </text:span>5 cm 28-32 kg XPS levha yapıştırma, dübelleme, 160 gr file, sıva, mineral sıva ile Dış Duvar Yalıtımı</text:p>
      <text:list xml:id="list4747033396762624290" text:style-name="L1">
        <text:list-item>
          <text:p text:style-name="P2">Dış Duvarlar</text:p>
        </text:list-item>
        <text:list-item>
          <text:p text:style-name="P2">Kapalı ve açık balkonların duvar yalıtımı</text:p>
        </text:list-item>
        <text:list-item>
          <text:p text:style-name="P2">1. kat <text:span text:style-name="T2">daire ve</text:span> balkon altlarının <text:span text:style-name="T2">zemin kat tavanından</text:span> yalıtımı</text:p>
          <text:p text:style-name="P4"/>
        </text:list-item>
      </text:list>
      <text:p text:style-name="P5">2- Çatı arası yalıtımın 5 cm XPS levhaların yapıştırılması ile yapımı</text:p>
      <text:p text:style-name="P5">3- Ya<text:span text:style-name="T1">lıtım yapılmayan yüzeylerin mineral sıva ile sıvanması (Balkon dış yüzeyleri, </text:span>zemin kat<text:span text:style-name="T1">)</text:span></text:p>
      <text:p text:style-name="P5">4- Pencere kenarlarına söve yapılması</text:p>
      <text:p text:style-name="P5"><text:span text:style-name="T3">5</text:span>- Binanın dış cephesinin komple boyanması</text:p>
      <text:p text:style-name="P5"><text:span text:style-name="T3">6</text:span>- <text:span text:style-name="T1">Balkon tavan boyalarının tavan boyası ile boyanması</text:span></text:p>
      <text:p text:style-name="P5"><text:span text:style-name="T3">7</text:span>- Balkon demirlerinin beyaz yağlı boya ile boyanması</text:p>
      <text:p text:style-name="P5"><text:span text:style-name="T3">8</text:span>- Çatı </text:p>
      <text:list xml:id="list1307443965516660313" text:style-name="L2">
        <text:list-item>
          <text:p text:style-name="P6">Kiremitlerin toplanması</text:p>
        </text:list-item>
        <text:list-item>
          <text:p text:style-name="P6">Değişmesi gereken çatı tahtalarının değişmesi</text:p>
        </text:list-item>
        <text:list-item>
          <text:p text:style-name="P6">Jütlü kiremit altı örtü ile su yalıtımının yapılması</text:p>
        </text:list-item>
        <text:list-item>
          <text:p text:style-name="P6">Kiremitlerin tekrar dizilmesi, kırıkların yenileri ile değiştirilmesi </text:p>
        </text:list-item>
        <text:list-item>
          <text:p text:style-name="P6">Baca diplerinin saclarının yapılması</text:p>
        </text:list-item>
        <text:list-item>
          <text:p text:style-name="P6">Eksiz oluk ile olukların yenilenmesi</text:p>
        </text:list-item>
        <text:list-item>
          <text:p text:style-name="P6">Oluk inişlerinin 70 mm boru ile yapılması</text:p>
        </text:list-item>
      </text:list>
      <text:p text:style-name="P5"><text:span text:style-name="T3">9</text:span>- Bina zemin katı</text:p>
      <text:list xml:id="list4816253436090972295" text:style-name="L3">
        <text:list-item>
          <text:p text:style-name="P7">Zemin kat dış duvarklarına yalıtım yapılmayacaktır.</text:p>
        </text:list-item>
        <text:list-item>
          <text:p text:style-name="P7">Zemin kat dış duvarları, bina bütünlüğü için aynı renk boya ile boyanacaktır.</text:p>
        </text:list-item>
        <text:list-item>
          <text:p text:style-name="P7">Zemin kat etekleri 90 cm traverten ile kaplanacaktır.</text:p>
        </text:list-item>
        <text:list-item>
          <text:p text:style-name="P7">Bina girişi cephesi ve sağ tarafında ki cephe kaldırımlarının 90 cm traverten ile kaplanması. ( dükkanların olduğu cephe hariç)</text:p>
        </text:list-item>
      </text:list>
      <text:p text:style-name="P5"><text:span text:style-name="T3">10</text:span>- Dükkanların olduğu cephede zemin kat dış cephesine ve dükkan demirlerine herhangi bie işlem yapılmayacaktır.</text:p>
      <text:p text:style-name="P9">11- Bina Enerji kimlik belgesinin verilmesi</text:p>
      <text:p text:style-name="P9">12- Tüm imalatlarda İGS ve SGK sorumluluğu işçilerin kendilerine aittir. Firmamız sadece malzeme temini konusunda isteklidir.</text:p>
      <text:p text:style-name="P1"/>
      <text:p text:style-name="P9"><text:tab/>Yukarıda belirtilen işlemlerin yapılması için teklifimiz <text:span text:style-name="T4">96</text:span>,000.00 TL’dir. Ödeme şekli %50 peşin kalan kısım için tek çekim kredi kartı ile yapılabilir. Taksit seçeneği için görüşülebilir.</text:p>
      <text:p text:style-name="P9"/>
      <text:p text:style-name="P9"/>
      <text:p text:style-name="P9"><text:tab/><text:tab/><text:tab/><text:tab/><text:tab/><text:tab/><text:tab/><text:tab/></text:p>
      <text:p text:style-name="P9"><text:tab/><text:tab/><text:tab/><text:tab/><text:tab/><text:tab/><text:tab/>Doğuş Ticaret </text:p>
      <text:p text:style-name="P9"><text:tab/><text:tab/><text:tab/><text:tab/><text:tab/><text:tab/><text:tab/>Hacı Murat BALCI</text:p>
      <text:p text:style-name="P9"><text:tab/><text:tab/><text:tab/><text:tab/><text:tab/><text:tab/><text:tab/>505 320 22 40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04:32.658369124</meta:creation-date>
    <dc:date>2019-09-09T13:53:10.836668389</dc:date>
    <meta:editing-duration>PT19M4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33" meta:word-count="265" meta:character-count="1771" meta:non-whitespace-character-count="1519"/>
  </office:meta>
</office:document-meta>
</file>